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family="paragraph">
      <style:paragraph-properties fo:margin-left="0.6722in">
        <style:tab-stops/>
      </style:paragraph-properties>
    </style:style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<text:s/>business card<text:s/>our institution</text:p>
        </text:list-item>
        <text:list-item>
          <text:p text:style-name="P3">Purpose</text:p>
        </text:list-item>
      </text:list>
      <text:p text:style-name="P4"><text:s text:c="6"/>To reach<text:s/>the<text:s/>students with tha<text:s/>business card</text:p>
      <text:p text:style-name="Normal"><text:s/></text:p>
      <text:p text:style-name="Normal"/>
      <text:p text:style-name="Normal">PROBLEM DEFINITION &amp;<text:s/>DESIGN THINKING</text:p>
      <text:p text:style-name="Normal"><draw:frame draw:z-index="251658240" draw:style-name="a0" draw:name="Picture 1" text:anchor-type="paragraph" svg:x="0.95486in" svg:y="0.35417in" svg:width="1.72847in" svg:height="1.77917in" style:rel-width="scale" style:rel-height="scale"><draw:image xlink:href="media/image1.tmp" xlink:type="simple" xlink:show="embed" xlink:actuate="onLoad"/><svg:title/><svg:desc/></draw:frame>EMPATHY MAP:</text:p>
      <text:p text:style-name="Normal"><text:s text:c="17"/></text:p>
      <text:p text:style-name="Normal"><draw:frame draw:z-index="251658241" draw:style-name="a1" draw:name="Picture 5" text:anchor-type="paragraph" svg:x="0.51181in" svg:y="0.32569in" svg:width="4.25278in" svg:height="1.38542in" style:rel-width="scale" style:rel-height="scale"><draw:image xlink:href="media/image2.tmp" xlink:type="simple" xlink:show="embed" xlink:actuate="onLoad"/><svg:title/><svg:desc/></draw:frame>BRAIN STROM :<text:s/></text:p>
      <text:p text:style-name="Normal"><text:s text:c="15"/></text:p>
      <text:p text:style-name="Normal"/>
      <text:p text:style-name="Normal">RESULT</text:p>
      <text:p text:style-name="Normal"><text:s text:c="2"/></text:p>
      <text:p text:style-name="Normal"/>
      <text:p text:style-name="Normal"/>
      <text:p text:style-name="Normal"/>
      <text:p text:style-name="Normal">ADVANTAGES &amp;<text:s/>DISADVANTAGE<text:s/></text:p>
      <text:p text:style-name="P5"/>
      <text:list text:style-name="LFO2" text:continue-numbering="true">
        <text:list-item>
          <text:p text:style-name="P6">It's easy to reach<text:s/>tha people<text:s/>at any time</text:p>
        </text:list-item>
      </text:list>
      <text:p text:style-name="Normal"><draw:frame draw:z-index="251658242" draw:style-name="a2" draw:name="Picture 2" text:anchor-type="paragraph" svg:x="0.44722in" svg:y="0.17986in" svg:width="1.57778in" svg:height="2.23403in" style:rel-width="scale" style:rel-height="scale"><draw:image xlink:href="media/image3.tmp" xlink:type="simple" xlink:show="embed" xlink:actuate="onLoad"/><svg:title/><svg:desc/></draw:frame></text:p>
      <text:p text:style-name="Normal"><text:s text:c="5"/>APPLICATION:</text:p>
      <text:p text:style-name="Normal"><text:s text:c="18"/>It can gather all<text:s/>people<text:s/></text:p>
      <text:p text:style-name="Normal"/>
      <text:p text:style-name="Normal"/>
      <text:p text:style-name="Normal">CONCLUSION:</text:p>
      <text:p text:style-name="Normal"><text:s text:c="12"/>Successfully<text:s/>created<text:s/>business card<text:s/>using tha canva app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20T10:30:00Z</meta:creation-date>
    <dc:date>2023-10-20T10:30:00Z</dc:date>
    <meta:template xlink:href="Normal.dotm" xlink:type="simple"/>
    <meta:editing-cycles>138</meta:editing-cycles>
    <meta:editing-duration>PT5700S</meta:editing-duration>
    <meta:document-statistic meta:page-count="1" meta:paragraph-count="1" meta:word-count="68" meta:character-count="461" meta:row-count="3" meta:non-whitespace-character-count="394"/>
  </office:meta>
</office:document-meta>
</file>